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D200000041645FBC1B.png" manifest:media-type=""/>
  <manifest:file-entry manifest:full-path="Pictures/10000201000000D200000041BC5EBB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6cm" fo:min-width="22.783cm"/>
    </style:style>
    <style:style style:name="pr1" style:family="presentation" style:parent-style-name="freeipa_5f_upstream_5f_title-notes" style:list-style-name="L1">
      <style:graphic-properties draw:fill-color="#ffffff" draw:auto-grow-height="true" fo:min-height="12.572cm"/>
    </style:style>
    <style:style style:name="pr2" style:family="presentation" style:parent-style-name="freeipa_5f_upstream_5f_slide_5f_v2-title">
      <style:graphic-properties draw:auto-grow-height="true" fo:min-height="2.464cm"/>
    </style:style>
    <style:style style:name="pr3" style:family="presentation" style:parent-style-name="freeipa_5f_upstream_5f_slide_5f_v2-outline1">
      <style:graphic-properties draw:auto-grow-height="true" fo:min-height="12.18cm"/>
    </style:style>
    <style:style style:name="pr4" style:family="presentation" style:parent-style-name="freeipa_5f_upstream_5f_slide_5f_v2-notes">
      <style:graphic-properties draw:fill-color="#ffffff" draw:auto-grow-height="true" fo:min-height="12.572cm"/>
    </style:style>
    <style:style style:name="pr5" style:family="presentation" style:parent-style-name="freeipa_5f_upstream_5f_slide_5f_v2-outline1">
      <style:graphic-properties fo:min-height="12.18cm"/>
    </style:style>
    <style:style style:name="pr6" style:family="presentation" style:parent-style-name="freeipa_5f_upstream_5f_slide_5f_v2-outline1">
      <style:graphic-properties fo:min-height="16.59cm"/>
    </style:style>
    <style:style style:name="co1" style:family="table-column">
      <style:table-column-properties style:column-width="5.787cm" style:use-optimal-column-width="false"/>
    </style:style>
    <style:style style:name="co2" style:family="table-column">
      <style:table-column-properties style:column-width="4.857cm" style:use-optimal-column-width="false"/>
    </style:style>
    <style:style style:name="co3" style:family="table-column">
      <style:table-column-properties style:column-width="5.489cm" style:use-optimal-column-width="false"/>
    </style:style>
    <style:style style:name="co4" style:family="table-column">
      <style:table-column-properties style:column-width="6.55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2.028cm"/>
    </style:style>
    <style:style style:name="ce1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start" fo:border-left="0.03pt solid #ffffff" fo:border-right="0.03pt solid #ffffff" fo:border-top="0.03pt solid #ffffff" fo:border-bottom="none"/>
      <style:text-properties fo:font-family="'Liberation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ce3" style:family="table-cell">
      <style:graphic-properties style:repeat="repeat"/>
      <style:paragraph-properties fo:text-align="start" fo:border-left="0.03pt solid #ffffff" fo:border-right="0.03pt solid #ffffff" fo:border-top="0.03pt solid #ffffff" fo:border-bottom="none"/>
      <style:text-properties fo:font-family="'Liberation Sans'" style:font-family-generic="swiss" style:font-pitch="variable" fo:font-size="16pt" style:font-size-asian="16pt" style:font-size-complex="16pt"/>
    </style:style>
    <style:style style:name="ce4" style:family="table-cell">
      <style:graphic-properties style:repeat="repeat"/>
      <style:paragraph-properties fo:text-align="start"/>
      <style:text-properties fo:font-family="'Liberation Sans'" style:font-family-generic="swiss" style:font-pitch="variable" fo:font-size="16pt" style:font-size-asian="16pt" style:font-size-complex="16pt"/>
    </style:style>
    <style:style style:name="ce5" style:family="table-cell">
      <style:graphic-properties style:repeat="repeat"/>
      <style:text-properties fo:font-family="'Liberation Sans'" style:font-family-generic="swiss" style:font-pitch="variable" fo:font-size="16pt" style:font-size-asian="16pt" style:font-size-complex="16pt"/>
    </style:style>
    <style:style style:name="ce6" style:family="table-cell">
      <style:graphic-properties style:repeat="repeat"/>
      <style:paragraph-properties fo:text-align="center" fo:border="0.03pt solid #ffffff"/>
      <style:text-properties fo:font-family="'Liberation Sans'" style:font-family-generic="swiss" style:font-pitch="variable" fo:font-size="16pt" fo:font-style="italic" style:letter-kerning="true" style:font-family-asian="'DejaVu Sans'" style:font-family-generic-asian="system" style:font-pitch-asian="variable" style:font-size-asian="16pt" style:font-style-asian="italic" style:font-family-complex="'Lohit Devanagari'" style:font-family-generic-complex="system" style:font-pitch-complex="variable" style:font-size-complex="16pt" style:font-style-complex="italic"/>
    </style:style>
    <style:style style:name="ce7" style:family="table-cell">
      <style:graphic-properties style:repeat="repeat"/>
      <style:paragraph-properties fo:text-align="start" fo:border="0.03pt solid #ffffff"/>
      <style:text-properties fo:font-family="'Liberation Sans'" style:font-family-generic="swiss" style:font-pitch="variable" fo:font-size="16pt" style:letter-kerning="true" style:font-family-asian="'DejaVu Sans'" style:font-family-generic-asian="system" style:font-pitch-asian="variable" style:font-size-asian="16pt" style:font-family-complex="'Lohit Devanagari'" style:font-family-generic-complex="system" style:font-pitch-complex="variable" style:font-size-complex="16pt"/>
    </style:style>
    <style:style style:name="ce8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family="'Liberation Sans'" style:font-family-generic="swiss" style:font-pitch="variable" fo:font-size="16pt" style:font-size-asian="16pt" style:font-size-complex="16pt"/>
    </style:style>
    <style:style style:name="ce9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Liberation Sans'" style:font-family-generic="swiss" style:font-pitch="variable" fo:font-size="16pt" style:font-size-asian="16pt" style:font-size-complex="16pt"/>
    </style:style>
    <style:style style:name="ce10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Liberation Sans'" style:font-family-generic="swiss" style:font-pitch="variable" fo:font-size="16pt" style:text-underline-style="none" style:font-size-asian="16pt" style:font-size-complex="16pt"/>
    </style:style>
    <style:style style:name="ce11" style:family="table-cell">
      <style:graphic-properties style:repeat="repeat"/>
      <style:text-properties fo:font-family="'Liberation Sans'" style:font-family-generic="swiss" style:font-pitch="variable" fo:font-size="16pt" style:text-underline-style="none" style:font-size-asian="16pt" style:font-size-complex="16pt"/>
    </style:style>
    <style:style style:name="P1" style:family="paragraph">
      <style:paragraph-properties fo:margin-left="0cm" fo:margin-right="0cm" fo:line-height="150%" fo:text-align="start" fo:text-indent="0cm"/>
      <style:text-properties fo:color="#004586" fo:text-shadow="1pt 1pt"/>
    </style:style>
    <style:style style:name="P2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4586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family="'Liberation Sans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color="#004586" fo:font-family="'Liberation Sans'" style:font-family-generic="swiss" style:font-pitch="variable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family="'Liberatio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style="italic" style:font-family-asian="'DejaVu Sans'" style:font-family-generic-asian="system" style:font-pitch-asian="variable" style:font-size-asian="16pt" style:font-style-asian="italic" style:font-size-complex="16pt" style:font-style-complex="italic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6pt" style:font-family-asian="'DejaVu Sans'" style:font-family-generic-asian="system" style:font-pitch-asian="variable" style:font-size-asian="16pt" style:font-size-complex="16pt"/>
    </style:style>
    <style:style style:name="T12" style:family="text">
      <style:text-properties fo:font-family="'Liberation Sans'" style:font-family-generic="swiss" style:font-pitch="variable" fo:font-size="16pt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family="'Liberation Sans'" style:font-family-generic="swiss" style:font-pitch="variable" fo:font-size="16pt" style:text-underline-style="none" style:font-size-asian="16pt" style:font-size-complex="16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family="'Liberation Mono'" style:font-family-generic="modern" style:font-pitch="fixed" fo:font-size="16pt" style:font-size-asian="16pt" style:font-size-complex="16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family="'Liberation Mono'" style:font-family-generic="modern" style:font-pitch="fixed" fo:font-size="24pt" style:font-size-asian="24pt" style:font-size-complex="24pt"/>
    </style:style>
    <style:style style:name="T19" style:family="text">
      <style:text-properties fo:font-family="'Liberation Sans'" style:font-family-generic="swiss" style:font-pitch="variable"/>
    </style:style>
    <style:style style:name="T20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family="'Liberation Mono'" style:font-family-generic="modern" style:font-pitch="fixed" fo:font-size="26pt" style:font-size-asian="26pt" style:font-size-complex="26pt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ipa_5f_upstream_5f_title" presentation:presentation-page-layout-name="AL1T1">
        <office:forms form:automatic-focus="false" form:apply-design-mode="false"/>
        <draw:frame draw:style-name="gr1" draw:text-style-name="P2" draw:layer="layout" svg:width="23.161cm" svg:height="9.06cm" svg:x="3.18cm" svg:y="5.038cm">
          <draw:text-box>
            <text:p text:style-name="P1"><text:span text:style-name="T1">FreeIPA Client and Server</text:span></text:p>
            <text:p text:style-name="P1"><text:span text:style-name="T2">Improvements in version 3.0</text:span></text:p>
            <text:p text:style-name="P1"><text:span text:style-name="T2"/></text:p>
            <text:p text:style-name="P1"><text:span text:style-name="T2">Rob Crittenden &amp; Martin Kosek</text:span></text:p>
            <text:p text:style-name="P1"><text:span text:style-name="T3">01-14-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upstream_5f_slide_5f_v2" presentation:presentation-page-layout-name="AL1T1">
        <office:forms form:automatic-focus="false" form:apply-design-mode="false"/>
        <draw:frame presentation:style-name="pr2" draw:text-style-name="P4" draw:layer="layout" svg:width="23.63cm" svg:height="2.464cm" svg:x="3.094cm" svg:y="0.528cm" presentation:class="title">
          <draw:text-box>
            <text:p text:style-name="P4">Client Improvements</text:p>
          </draw:text-box>
        </draw:frame>
        <draw:frame presentation:style-name="pr3" draw:layer="layout" svg:width="25.199cm" svg:height="12.18cm" svg:x="1.399cm" svg:y="3.554cm" presentation:class="outline">
          <draw:text-box>
            <text:list text:style-name="L2">
              <text:list-item>
                <text:p>Tool to configure automount client</text:p>
                <text:list>
                  <text:list-item>
                    <text:p><text:span text:style-name="T4">ipa-client-automount --location=LOCATION</text:span></text:p>
                  </text:list-item>
                  <text:list-item>
                    <text:p>Easier configuration of secure NFS mounts with Kerberos authentication</text:p>
                  </text:list-item>
                  <text:list-item>
                    <text:p>Can be targeted on the chosen automount <text:span text:style-name="T5">location</text:span>, e.g. geographically close location (set <text:span text:style-name="T5">manually</text:span>)</text:p>
                  </text:list-item>
                  <text:list-item>
                    <text:p>NFS share on server still needs to be configured <text:span text:style-name="T5">manua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3.63cm" svg:height="2.464cm" svg:x="3.094cm" svg:y="0.528cm" presentation:class="title">
          <draw:text-box>
            <text:p>Client improvements, con't</text:p>
          </draw:text-box>
        </draw:frame>
        <draw:frame presentation:style-name="pr5" draw:layer="layout" svg:width="25.199cm" svg:height="13.07cm" svg:x="1.4cm" svg:y="4.914cm" presentation:class="outline" presentation:user-transformed="true">
          <draw:text-box>
            <text:list text:style-name="L2">
              <text:list-item>
                <text:p>New enhanced static configuration of IPA servers</text:p>
                <text:list>
                  <text:list-item>
                    <text:p>Useful in IPA+AD environment, if custom IPA DNS cannot be used</text:p>
                  </text:list-item>
                </text:list>
              </text:list-item>
              <text:list-item>
                <text:p><text:span text:style-name="T5">FreeIPA 2.2</text:span> and older:</text:p>
                <text:list>
                  <text:list-item>
                    <text:p>SSSD always used domain SRV records (IPA+AD!)</text:p>
                  </text:list-item>
                </text:list>
              </text:list-item>
              <text:list-item>
                <text:p><text:span text:style-name="T5">FreeIPA 3.0 </text:span><text:span text:style-name="T6">and </text:span><text:span text:style-name="T5">Fedora 18</text:span>:</text:p>
                <text:list>
                  <text:list-item>
                    <text:p>Use --fixed<text:span text:style-name="T4">-primary</text:span> and --<text:span text:style-name="T4">server</text:span> options to define static list of IPA servers</text:p>
                  </text:list-item>
                  <text:list-item>
                    <text:p>SRV record autodiscovery is still available (and preferred option for client failov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3.63cm" svg:height="2.464cm" svg:x="3.094cm" svg:y="0.528cm" presentation:class="title">
          <draw:text-box>
            <text:p>New client autodiscovery process</text:p>
          </draw:text-box>
        </draw:frame>
        <draw:frame draw:style-name="standard" draw:layer="layout" svg:width="22.683cm" svg:height="12.737cm" svg:x="1.337cm" svg:y="3.40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7">ipa-client-install options</text:span></text:p>
              </table:table-cell>
              <table:table-cell>
                <text:p text:style-name="P5"><text:span text:style-name="T7">sssd.conf's</text:span></text:p>
                <text:p text:style-name="P5"><text:span text:style-name="T7">ipa_server</text:span></text:p>
              </table:table-cell>
              <table:table-cell>
                <text:p text:style-name="P5"><text:span text:style-name="T7">krb5.conf's</text:span></text:p>
                <text:p text:style-name="P5"><text:span text:style-name="T8">dns_lookup_realm</text:span></text:p>
                <text:p text:style-name="P5"><text:span text:style-name="T8">dns_lookup_kdc</text:span></text:p>
              </table:table-cell>
              <table:table-cell>
                <text:p text:style-name="P5"><text:span text:style-name="T7">Comments</text:span></text:p>
              </table:table-cell>
            </table:table-row>
            <table:table-row table:style-name="ro1">
              <table:table-cell table:style-name="ce2">
                <text:p text:style-name="P6"><text:span text:style-name="T9">no option</text:span><text:span text:style-name="T10">s</text:span></text:p>
              </table:table-cell>
              <table:table-cell table:style-name="ce3">
                <text:p text:style-name="P6"><text:span text:style-name="T11">_srv_, srv1</text:span></text:p>
              </table:table-cell>
              <table:table-cell table:style-name="ce4">
                <text:p text:style-name="P6"><text:span text:style-name="T11">true, true</text:span></text:p>
              </table:table-cell>
              <table:table-cell table:style-name="ce5">
                <text:p><text:span text:style-name="T12">Discovery via client </text:span><text:span text:style-name="T8">parent domain(s)</text:span><text:span text:style-name="T12"> SRV records</text:span></text:p>
              </table:table-cell>
            </table:table-row>
            <table:table-row table:style-name="ro2">
              <table:table-cell table:style-name="ce6">
                <text:p text:style-name="P5"><text:span text:style-name="T13">--domain=$DOMAIN</text:span></text:p>
              </table:table-cell>
              <table:table-cell table:style-name="ce7">
                <text:p text:style-name="P6"><text:span text:style-name="T11">_srv_, srv1</text:span></text:p>
              </table:table-cell>
              <table:table-cell table:style-name="ce8">
                <text:p><text:span text:style-name="T12">true, true</text:span></text:p>
              </table:table-cell>
              <table:table-cell table:style-name="ce5">
                <text:p><text:span text:style-name="T12">Discovery via </text:span><text:span text:style-name="T8">specified domain</text:span><text:span text:style-name="T12"> SRV records</text:span></text:p>
              </table:table-cell>
            </table:table-row>
            <table:table-row table:style-name="ro1" table:default-cell-style-name="ce5">
              <table:table-cell table:style-name="ce9">
                <text:p><text:span text:style-name="T12">--server=$SERVER</text:span></text:p>
                <text:p><text:span text:style-name="T12">--domain=$DOMAIN</text:span></text:p>
              </table:table-cell>
              <table:table-cell table:style-name="ce10">
                <text:p><text:span text:style-name="T14">_srv_, $SERVER</text:span></text:p>
              </table:table-cell>
              <table:table-cell>
                <text:p><text:span text:style-name="T12">false, false; KDC fixed to $SERVER</text:span></text:p>
              </table:table-cell>
              <table:table-cell>
                <text:p><text:span text:style-name="T12">Not recommended -</text:span><text:span text:style-name="T8"> no failover</text:span></text:p>
              </table:table-cell>
            </table:table-row>
            <table:table-row table:style-name="ro1" table:default-cell-style-name="ce5">
              <table:table-cell>
                <text:p><text:span text:style-name="T12">--server=$SERVER</text:span></text:p>
                <text:p><text:span text:style-name="T12">--domain=$DOMAIN</text:span></text:p>
                <text:p><text:span text:style-name="T12">--fixed-primary</text:span></text:p>
              </table:table-cell>
              <table:table-cell table:style-name="ce11">
                <text:p><text:span text:style-name="T14">$SERVER</text:span></text:p>
              </table:table-cell>
              <table:table-cell>
                <text:p><text:span text:style-name="T12">false, false; KDC fixed to $SERVER</text:span></text:p>
              </table:table-cell>
              <table:table-cell>
                <text:p><text:span text:style-name="T12">Not recommended - </text:span><text:span text:style-name="T8">no SRV discovery, no failover</text:span></text:p>
              </table:table-cell>
            </table:table-row>
            <table:table-row table:style-name="ro1" table:default-cell-style-name="ce5">
              <table:table-cell>
                <text:p><text:span text:style-name="T12">--server=$SERVER1</text:span></text:p>
                <text:p><text:span text:style-name="T12">--server=$SERVER2</text:span></text:p>
                <text:p><text:span text:style-name="T12">--domain=$DOMAIN</text:span></text:p>
                <text:p><text:span text:style-name="T12">--fixed-primary</text:span></text:p>
              </table:table-cell>
              <table:table-cell>
                <text:p><text:span text:style-name="T12">$SERVER1,$SERVER2</text:span></text:p>
              </table:table-cell>
              <table:table-cell>
                <text:p><text:span text:style-name="T12">false, false; KDC fixed to $SERVER1, $SERVER2</text:span></text:p>
              </table:table-cell>
              <table:table-cell>
                <text:p><text:span text:style-name="T8">Failover in a static list of replicas</text:span><text:span text:style-name="T12">. Replica lists need to be updated </text:span><text:span text:style-name="T8">manuall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23.283cm" svg:height="3.57cm" svg:x="1.286cm" svg:y="16.244cm">
          <draw:text-box>
            <text:p><text:span text:style-name="T15">Notes:</text:span></text:p>
            <text:p><text:span text:style-name="T16">srv1:</text:span><text:span text:style-name="T13"> First record returned by DNS SRV record search. Used as a fallback in case</text:span></text:p>
            <text:p><text:span text:style-name="T13">of broken domain SRV records (_srv_)</text:span></text:p>
            <text:p><text:span text:style-name="T16">--fixed-primary</text:span><text:span text:style-name="T13"> and multiple servers with </text:span><text:span text:style-name="T16">--server</text:span><text:span text:style-name="T13"> option was</text:span></text:p>
            <text:p><text:span text:style-name="T13">introduced in FreeIPA 3.0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reeipa_5f_upstream_5f_slide_5f_v2" presentation:presentation-page-layout-name="AL1T1">
        <office:forms form:automatic-focus="false" form:apply-design-mode="false"/>
        <draw:frame presentation:style-name="pr2" draw:text-style-name="P4" draw:layer="layout" svg:width="23.63cm" svg:height="2.464cm" svg:x="3.094cm" svg:y="0.528cm" presentation:class="title">
          <draw:text-box>
            <text:p text:style-name="P4">Core Server Improvements</text:p>
          </draw:text-box>
        </draw:frame>
        <draw:frame presentation:style-name="pr5" draw:layer="layout" svg:width="25.199cm" svg:height="14.938cm" svg:x="1.344cm" svg:y="2.887cm" presentation:class="outline" presentation:user-transformed="true">
          <draw:text-box>
            <text:list text:style-name="L2">
              <text:list-item>
                <text:p text:style-name="P4">The last administrator cannot be removed or disabled</text:p>
              </text:list-item>
              <text:list-item>
                <text:p>Stabilization of migration process</text:p>
                <text:list>
                  <text:list-item>
                    <text:p><text:span text:style-name="T17">Set </text:span><text:span text:style-name="T18">basedn</text:span><text:span text:style-name="T17"> of remote LDAP server</text:span></text:p>
                  </text:list-item>
                  <text:list-item>
                    <text:p><text:span text:style-name="T17">Don't create user-private groups in IPA</text:span></text:p>
                  </text:list-item>
                  <text:list-item>
                    <text:p><text:span text:style-name="T17">Properly handle migrated DN attributes such as </text:span><text:span text:style-name="T18">manager</text:span><text:span text:style-name="T17"> and </text:span><text:span text:style-name="T18">secretary</text:span></text:p>
                  </text:list-item>
                </text:list>
              </text:list-item>
              <text:list-item>
                <text:p>Improvements to schema upgrade process</text:p>
                <text:list>
                  <text:list-item>
                    <text:p>Safer updates of objectClasses and attributeTypes</text:p>
                  </text:list-item>
                  <text:list-item>
                    <text:p>Only new or modified indices are being updated</text:p>
                    <text:list>
                      <text:list-item>
                        <text:p>Significantly faster LDAP update process</text:p>
                      </text:list-item>
                    </text:list>
                  </text:list-item>
                </text:list>
              </text:list-item>
              <text:list-item>
                <text:p>Set the e-mail attribute on new users by defaul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Core Server Improvements, con't</text:p>
          </draw:text-box>
        </draw:frame>
        <draw:frame presentation:style-name="pr3" draw:layer="layout" svg:width="25.199cm" svg:height="12.18cm" svg:x="1.399cm" svg:y="3.554cm" presentation:class="outline">
          <draw:text-box>
            <text:list text:style-name="L2">
              <text:list-item>
                <text:p>Man page improvements and fixes</text:p>
              </text:list-item>
              <text:list-item>
                <text:p><text:span text:style-name="T4">ipausers</text:span> group is non-POSIX on new installs</text:p>
                <text:list>
                  <text:list-item>
                    <text:p>Large <text:span text:style-name="T4">ipausers</text:span> group affects SSSD performance</text:p>
                  </text:list-item>
                  <text:list-item>
                    <text:p>Affects only new IPA installations</text:p>
                  </text:list-item>
                </text:list>
              </text:list-item>
              <text:list-item>
                <text:p>SUDO rule name uniqueness is now enforce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DNS interface improvements</text:p>
          </draw:text-box>
        </draw:frame>
        <draw:frame presentation:style-name="pr5" draw:layer="layout" svg:width="25.199cm" svg:height="14.651cm" svg:x="1.232cm" svg:y="3.056cm" presentation:class="outline" presentation:user-transformed="true">
          <draw:text-box>
            <text:list text:style-name="L2">
              <text:list-item>
                <text:p>Introduce <text:span text:style-name="T5">per-domain permissions</text:span></text:p>
                <text:list>
                  <text:list-item>
                    <text:p>Read&amp;write access can be assigned to one zone only</text:p>
                  </text:list-item>
                  <text:list-item>
                    <text:p><text:span text:style-name="T19">Use </text:span><text:span text:style-name="T4">dnszone-add-permission $ZONE</text:span> to create a new system permission <text:span text:style-name="T4">'</text:span><text:span text:style-name="T20">Manage DNS zone $ZONE'</text:span></text:p>
                  </text:list-item>
                </text:list>
              </text:list-item>
              <text:list-item>
                <text:p><text:span text:style-name="T6">DNS persistent search enabled by default</text:span></text:p>
              </text:list-item>
              <text:list-item>
                <text:p><text:span text:style-name="T21">SOA serial number is automatically incremented when any record is changed</text:span></text:p>
                <text:list>
                  <text:list-item>
                    <text:p><text:span text:style-name="T21">Required for DNS zone transfer ability</text:span></text:p>
                  </text:list-item>
                  <text:list-item>
                    <text:p><text:span text:style-name="T21">SOA serial number now defaults to unix timestamp</text:span></text:p>
                  </text:list-item>
                  <text:list-item>
                    <text:p><text:span text:style-name="T21">SOA serial number is not synchronized between replicas to avoid replication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upstream_5f_slide_5f_v2" presentation:presentation-page-layout-name="AL1T1">
        <draw:frame presentation:style-name="pr2" draw:layer="layout" svg:width="23.63cm" svg:height="2.845cm" svg:x="3.094cm" svg:y="0.338cm" presentation:class="title">
          <draw:text-box>
            <text:p>Directory Server integration improvements</text:p>
          </draw:text-box>
        </draw:frame>
        <draw:frame presentation:style-name="pr5" draw:layer="layout" svg:width="25.199cm" svg:height="13.503cm" svg:x="1.4cm" svg:y="3.508cm" presentation:class="outline" presentation:user-transformed="true">
          <draw:text-box>
            <text:list text:style-name="L2">
              <text:list-item>
                <text:p>Support for 389-ds-base 1.2.11</text:p>
              </text:list-item>
              <text:list-item>
                <text:p>Internal change to LDAP Distinguished Name handling</text:p>
                <text:list>
                  <text:list-item>
                    <text:p>More robust handling of DN and special characters in the DN</text:p>
                  </text:list-item>
                </text:list>
              </text:list-item>
              <text:list-item>
                <text:p>Use new 389-ds-base winsync POSIX plugin</text:p>
                <text:list>
                  <text:list-item>
                    <text:p>AD POSIX attributes can now be synced with IPA</text:p>
                  </text:list-item>
                </text:list>
              </text:list-item>
              <text:list-item>
                <text:p>Expanded Referential Integrity checks</text:p>
                <text:list>
                  <text:list-item>
                    <text:p>Affects referential attributes (hosts, SUDO, HBAC rule)</text:p>
                  </text:list-item>
                  <text:list-item>
                    <text:p>These objects should no longer have attributes pointing to non-existent or moved LDAP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Certificate Server Improvements</text:p>
          </draw:text-box>
        </draw:frame>
        <draw:frame presentation:style-name="pr6" draw:text-style-name="P7" draw:layer="layout" svg:width="25.199cm" svg:height="16.59cm" svg:x="1.456cm" svg:y="3.225cm" presentation:class="outline" presentation:user-transformed="true">
          <draw:text-box>
            <text:list text:style-name="L2">
              <text:list-item>
                <text:p><text:span text:style-name="T22">Support for the Dogtag CA version 9</text:span></text:p>
              </text:list-item>
              <text:list-item>
                <text:p><text:span text:style-name="T22">Move CRL publish directory to IPA owned directory</text:span></text:p>
                <text:list>
                  <text:list-item>
                    <text:p><text:span text:style-name="T22">New directory: </text:span><text:span text:style-name="T23">/var/lib/ipa/pki-ca/publish/</text:span></text:p>
                  </text:list-item>
                </text:list>
              </text:list-item>
              <text:list-item>
                <text:p><text:span text:style-name="T22">Single CRL generator</text:span></text:p>
                <text:list>
                  <text:list-item>
                    <text:p><text:span text:style-name="T22">Only one IPA+CA is generating the CRL to avoid inconsist CRLs and their serials</text:span></text:p>
                  </text:list-item>
                  <text:list-item>
                    <text:p><text:span text:style-name="T22">The initial server with a CA is configured to be the generator of the CRL, replica CAs do not generate CRL</text:span></text:p>
                  </text:list-item>
                  <text:list-item>
                    <text:p><text:span text:style-name="T22">The CRL is available on all masters at the same URL:</text:span></text:p>
                    <text:list>
                      <text:list-item>
                        <text:p><text:span text:style-name="T23">https://ipa.example.com/ipa/crl/MasterCRL.bin</text:span></text:p>
                      </text:list-item>
                    </text:list>
                  </text:list-item>
                </text:list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CA subsystem certificate renewal</text:p>
          </draw:text-box>
        </draw:frame>
        <draw:frame presentation:style-name="pr5" draw:layer="layout" svg:width="25.199cm" svg:height="14.71cm" svg:x="1.344cm" svg:y="3.225cm" presentation:class="outline" presentation:user-transformed="true">
          <draw:text-box>
            <text:list text:style-name="L2">
              <text:list-item>
                <text:p text:style-name="P4"><text:span text:style-name="T19">Orchestrated by </text:span><text:span text:style-name="T4">certmonger</text:span> component</text:p>
                <text:list>
                  <text:list-item>
                    <text:p>Renew operation performed by master CA server</text:p>
                    <text:list>
                      <text:list-item>
                        <text:p>The first installed CA by default is the CA master</text:p>
                      </text:list-item>
                      <text:list-item>
                        <text:p>Renewal configured both for new deployments and upgraded IPA CA masters</text:p>
                      </text:list-item>
                    </text:list>
                  </text:list-item>
                  <text:list-item>
                    <text:p>Renewed certificates placed in <text:span text:style-name="T4">cn=ca_renewal,cn=ipa,cn=etc,$SUFFIX</text:span></text:p>
                    <text:list>
                      <text:list-item>
                        <text:p><text:span text:style-name="T19">Certificate nickname is the RDN</text:span></text:p>
                      </text:list-item>
                    </text:list>
                  </text:list-item>
                  <text:list-item>
                    <text:p><text:span text:style-name="T4">certmonger</text:span> on clone CAs watch for updated certificates and updates when available</text:p>
                  </text:list-item>
                </text:list>
              </text:list-item>
              <text:list-item>
                <text:p>IPA specific actions performed by <text:span text:style-name="T5">pre/post renew scripts</text:span> in <text:span text:style-name="T4">/usr/lib(64)/ipa/certmonger/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CA subsystem certificate renewal, con't</text:p>
          </draw:text-box>
        </draw:frame>
        <draw:frame presentation:style-name="pr5" draw:text-style-name="P7" draw:layer="layout" svg:width="25.199cm" svg:height="15.806cm" svg:x="1.4cm" svg:y="3.112cm" presentation:class="outline" presentation:user-transformed="true">
          <draw:text-box>
            <text:list text:style-name="L2">
              <text:list-item>
                <text:p><text:span text:style-name="T22">Renewed certificates by CA master:</text:span></text:p>
                <text:list>
                  <text:list-item>
                    <text:p><text:span text:style-name="T23">auditSigningCert, ocspSigningCert, subsystemCert, Server-Cert (tomcat), ipaCert</text:span></text:p>
                    <text:list>
                      <text:list-item>
                        <text:p><text:span text:style-name="T23">ipaCert</text:span><text:span text:style-name="T22"> (agent cert) in /etc/httpd/alias is a special case, agent entry in dogtag LDAP instance needs to be updated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Server-Cert for </text:span><text:span text:style-name="T23">httpd</text:span><text:span text:style-name="T22">, </text:span><text:span text:style-name="T23">pki-ca</text:span><text:span text:style-name="T22"> and </text:span><text:span text:style-name="T23">dirsrv</text:span><text:span text:style-name="T22"> services are still being renewed on each master separately</text:span></text:p>
              </text:list-item>
              <text:list-item>
                <text:p><text:span text:style-name="T22">Write access to NSS database had to be </text:span><text:span text:style-name="T24">serialized </text:span><text:span text:style-name="T22">to avoid database corruption caused by multiple writers</text:span></text:p>
                <text:list>
                  <text:list-item>
                    <text:p><text:span text:style-name="T23">pki-ca</text:span><text:span text:style-name="T22"> is stopped before the renew transaction and started afterw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Replication management improvements</text:p>
          </draw:text-box>
        </draw:frame>
        <draw:frame presentation:style-name="pr5" draw:layer="layout" svg:width="25.199cm" svg:height="14.064cm" svg:x="1.457cm" svg:y="2.888cm" presentation:class="outline" presentation:user-transformed="true">
          <draw:text-box>
            <text:list text:style-name="L2">
              <text:list-item>
                <text:p>Run the <text:span text:style-name="T4">CLEANALLRUV</text:span> task when deleting a replication agreement</text:p>
                <text:list>
                  <text:list-item>
                    <text:p>Removes replication meta-data about removed master</text:p>
                  </text:list-item>
                  <text:list-item>
                    <text:p>Introduces a set of related commands:</text:p>
                    <text:list>
                      <text:list-item>
                        <text:p><text:span text:style-name="T4">list-ruv, clean-ruv, abort-clean-ruv, list-clean-ruv</text:span></text:p>
                      </text:list-item>
                    </text:list>
                  </text:list-item>
                  <text:list-item>
                    <text:p>See <text:span text:style-name="T4">ipa-replica-manage</text:span> man page for details</text:p>
                  </text:list-item>
                </text:list>
              </text:list-item>
              <text:list-item>
                <text:p>Try to prevent orphaning other servers when deleting a master</text:p>
              </text:list-item>
              <text:list-item>
                <text:p><text:span text:style-name="T4">memberOf</text:span> is replicated during initial replication, otherwise calculated on each serve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Performance improvements</text:p>
          </draw:text-box>
        </draw:frame>
        <draw:frame presentation:style-name="pr5" draw:layer="layout" svg:width="25.199cm" svg:height="14.651cm" svg:x="1.343cm" svg:y="2.887cm" presentation:class="outline" presentation:user-transformed="true">
          <draw:text-box>
            <text:list text:style-name="L2">
              <text:list-item>
                <text:p>Sessions for command-line users</text:p>
                <text:list>
                  <text:list-item>
                    <text:p>Uses key management facility in kernel to store the session ID (list with <text:span text:style-name="T4">'keyctl list @s'</text:span>)</text:p>
                  </text:list-item>
                  <text:list-item>
                    <text:p>Subsequent authentications are faster</text:p>
                  </text:list-item>
                </text:list>
              </text:list-item>
              <text:list-item>
                <text:p>Improve LDAP query performance by adding missing indices</text:p>
                <text:list>
                  <text:list-item>
                    <text:p>Affects automount, SUDO, HBAC and other queries</text:p>
                  </text:list-item>
                </text:list>
              </text:list-item>
              <text:list-item>
                <text:p>Exclude some attributes from replication</text:p>
                <text:list>
                  <text:list-item>
                    <text:p><text:span text:style-name="T4">nsds5ReplicaStripAttrs</text:span> replication agreement is configured (modification name/timestamp attributes)</text:p>
                  </text:list-item>
                  <text:list-item>
                    <text:p>Avoids empty replication events in some 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UI Improvements</text:p>
          </draw:text-box>
        </draw:frame>
        <draw:frame presentation:style-name="pr5" draw:layer="layout" svg:width="25.199cm" svg:height="14.209cm" svg:x="1.4cm" svg:y="2.887cm" presentation:class="outline" presentation:user-transformed="true">
          <draw:text-box>
            <text:list text:style-name="L2">
              <text:list-item>
                <text:p>New Firefox extension for configuring the browser</text:p>
                <text:list>
                  <text:list-item>
                    <text:p>Firefox 15 deprecated the interface used to set the Kerberos negotiation directives (<text:span text:style-name="T4">about:config</text:span>)</text:p>
                  </text:list-item>
                  <text:list-item>
                    <text:p>Older Firefox versions can use the old interface</text:p>
                  </text:list-item>
                </text:list>
              </text:list-item>
              <text:list-item>
                <text:p>Better support for Internet Explorer 9</text:p>
              </text:list-item>
              <text:list-item>
                <text:p>Notify success on add, delete and update events</text:p>
              </text:list-item>
              <text:list-item>
                <text:p>Introduced action panels (e.g. Reset password)</text:p>
              </text:list-item>
              <text:list-item>
                <text:p>Warn user when password is about to expire</text:p>
              </text:list-item>
              <text:list-item>
                <text:p>Forms-based password reset</text:p>
                <text:list>
                  <text:list-item>
                    <text:p>Automatically offered for users with expired pass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eipa_5f_upstream_5f_slide_5f_v2-background" style:display-name="freeipa_upstream_slide_v2-background" style:family="presentation">
      <style:graphic-properties draw:stroke="none" draw:fill="none"/>
      <style:text-properties style:letter-kerning="true"/>
    </style:style>
    <style:style style:name="freeipa_5f_upstream_5f_slide_5f_v2-backgroundobjects" style:display-name="freeipa_upstream_slide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slide_5f_v2-notes" style:display-name="freeipa_upstream_slide_v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1" style:display-name="freeipa_upstream_slide_v2-outline1" style:family="presentation">
      <style:graphic-properties draw:stroke="none" draw:fill="none" draw:auto-grow-height="false" draw:fit-to-size="shrink-to-fit">
        <text:list-style style:name="freeipa_5f_upstream_5f_slide_5f_v2-outline1" style:display-name="freeipa_upstream_slide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2" style:display-name="freeipa_upstream_slide_v2-outline2" style:family="presentation" style:parent-style-name="freeipa_5f_upstream_5f_slide_5f_v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slide_5f_v2-outline3" style:display-name="freeipa_upstream_slide_v2-outline3" style:family="presentation" style:parent-style-name="freeipa_5f_upstream_5f_slide_5f_v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slide_5f_v2-outline4" style:display-name="freeipa_upstream_slide_v2-outline4" style:family="presentation" style:parent-style-name="freeipa_5f_upstream_5f_slide_5f_v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slide_5f_v2-outline5" style:display-name="freeipa_upstream_slide_v2-outline5" style:family="presentation" style:parent-style-name="freeipa_5f_upstream_5f_slide_5f_v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6" style:display-name="freeipa_upstream_slide_v2-outline6" style:family="presentation" style:parent-style-name="freeipa_5f_upstream_5f_slide_5f_v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7" style:display-name="freeipa_upstream_slide_v2-outline7" style:family="presentation" style:parent-style-name="freeipa_5f_upstream_5f_slide_5f_v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8" style:display-name="freeipa_upstream_slide_v2-outline8" style:family="presentation" style:parent-style-name="freeipa_5f_upstream_5f_slide_5f_v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9" style:display-name="freeipa_upstream_slide_v2-outline9" style:family="presentation" style:parent-style-name="freeipa_5f_upstream_5f_slide_5f_v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subtitle" style:display-name="freeipa_upstream_slide_v2-subtitle" style:family="presentation">
      <style:graphic-properties draw:stroke="none" draw:fill="none" draw:textarea-vertical-align="middle">
        <text:list-style style:name="freeipa_5f_upstream_5f_slide_5f_v2-subtitle" style:display-name="freeipa_upstream_slide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title" style:display-name="freeipa_upstream_slide_v2-title" style:family="presentation">
      <style:graphic-properties draw:stroke="none" draw:fill="none" draw:textarea-vertical-align="middle">
        <text:list-style style:name="freeipa_5f_upstream_5f_slide_5f_v2-title" style:display-name="freeipa_upstream_slide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reeipa_5f_upstream_5f_title-background" style:display-name="freeipa_upstream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upstream_5f_title-backgroundobjects" style:display-name="freeipa_upstream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title-notes" style:display-name="freeipa_upstream_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1" style:display-name="freeipa_upstream_title-outline1" style:family="presentation">
      <style:graphic-properties draw:stroke="none" draw:fill="none" draw:auto-grow-height="false" draw:fit-to-size="shrink-to-fit">
        <text:list-style style:name="freeipa_5f_upstream_5f_title-outline1" style:display-name="freeipa_upstream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2" style:display-name="freeipa_upstream_title-outline2" style:family="presentation" style:parent-style-name="freeipa_5f_upstream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title-outline3" style:display-name="freeipa_upstream_title-outline3" style:family="presentation" style:parent-style-name="freeipa_5f_upstream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title-outline4" style:display-name="freeipa_upstream_title-outline4" style:family="presentation" style:parent-style-name="freeipa_5f_upstream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title-outline5" style:display-name="freeipa_upstream_title-outline5" style:family="presentation" style:parent-style-name="freeipa_5f_upstream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6" style:display-name="freeipa_upstream_title-outline6" style:family="presentation" style:parent-style-name="freeipa_5f_upstream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7" style:display-name="freeipa_upstream_title-outline7" style:family="presentation" style:parent-style-name="freeipa_5f_upstream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8" style:display-name="freeipa_upstream_title-outline8" style:family="presentation" style:parent-style-name="freeipa_5f_upstream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9" style:display-name="freeipa_upstream_title-outline9" style:family="presentation" style:parent-style-name="freeipa_5f_upstream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subtitle" style:display-name="freeipa_upstream_title-subtitle" style:family="presentation">
      <style:graphic-properties draw:stroke="none" draw:fill="none" draw:textarea-vertical-align="middle">
        <text:list-style style:name="freeipa_5f_upstream_5f_title-subtitle" style:display-name="freeipa_upstream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title" style:display-name="freeipa_upstream_title-title" style:family="presentation">
      <style:graphic-properties draw:stroke="none" draw:fill="none" draw:textarea-vertical-align="middle">
        <text:list-style style:name="freeipa_5f_upstream_5f_title-title" style:display-name="freeipa_upstream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ffffff" draw:fill="none" draw:fill-color="#ffffff" draw:fill-image-width="0cm" draw:fill-image-height="0cm" draw:textarea-horizontal-align="left" draw:auto-grow-height="true" draw:auto-grow-width="true" fo:min-height="0cm" fo:min-width="6.655cm"/>
    </style:style>
    <style:style style:name="Mpr1" style:family="presentation" style:parent-style-name="freeipa_5f_upstream_5f_slide_5f_v2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upstream_5f_slide_5f_v2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upstream_5f_slide_5f_v2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upstream_5f_slide_5f_v2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upstream_5f_slide_5f_v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upstream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upstream_5f_title-backgroundobjects">
      <style:graphic-properties draw:stroke="none" draw:fill="none" fo:min-height="1.524cm"/>
    </style:style>
    <style:style style:name="Mpr8" style:family="presentation" style:parent-style-name="freeipa_5f_upstream_5f_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freeipa_5f_upstream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color="#ffffff" fo:font-size="18pt" fo:font-weight="normal" style:font-weight-asian="normal" style:font-weight-complex="normal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color="#00ae00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size="18pt" fo:font-weight="normal" style:font-weight-asian="normal" style:font-weight-complex="normal"/>
    </style:style>
    <style:style style:name="MT4" style:family="text">
      <style:text-properties fo:color="#00ae00" fo:font-family="'Liberation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MT5" style:family="text">
      <style:text-properties fo:color="#00ae00" fo:font-size="32pt" fo:text-shadow="1pt 1pt" style:font-size-asian="32pt" style:font-size-complex="3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upstream_5f_slide_5f_v2" style:display-name="freeipa_upstream_slide_v2" style:page-layout-name="PM1" draw:style-name="Mdp1">
      <office:forms form:automatic-focus="false" form:apply-design-mode="false"/>
      <draw:frame presentation:style-name="freeipa_5f_upstream_5f_slide_5f_v2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frame draw:style-name="Mgr4" draw:text-style-name="MP6" draw:layer="backgroundobjects" svg:width="7.155cm" svg:height="0.962cm" svg:x="20.834cm" svg:y="20.017cm">
        <draw:text-box>
          <text:p><text:span text:style-name="MT3">FreeIPA Training Series</text:span></text:p>
        </draw:text-box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upstream_5f_slide_5f_v2-title" draw:layer="backgroundobjects" svg:width="23.63cm" svg:height="2.464cm" svg:x="3.094cm" svg:y="0.528cm" presentation:class="title" presentation:placeholder="true">
        <draw:text-box/>
      </draw:frame>
      <presentation:notes style:page-layout-name="PM0">
        <draw:page-thumbnail presentation:style-name="freeipa_5f_upstream_5f_slide_5f_v2-title" draw:layer="backgroundobjects" svg:width="0.001cm" svg:height="0.001cm" svg:x="0cm" svg:y="2.123cm" presentation:class="page"/>
        <draw:frame presentation:style-name="freeipa_5f_upstream_5f_slide_5f_v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upstream_5f_title" style:display-name="freeipa_upstream_title" style:page-layout-name="PM1" draw:style-name="Mdp2">
      <office:forms form:automatic-focus="false" form:apply-design-mode="false"/>
      <draw:frame presentation:style-name="freeipa_5f_upstream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upstream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presentation:style-name="Mpr7" draw:text-style-name="MP8" draw:layer="backgroundobjects" svg:width="12.958cm" svg:height="1.524cm" svg:x="13.974cm" svg:y="0.981cm">
        <draw:text-box>
          <text:p text:style-name="MP3"><text:span text:style-name="MT4">FreeIPA Training Series</text:span><text:span text:style-name="MT5"> </text:span></text:p>
        </draw:text-box>
      </draw:fram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0">
        <draw:page-thumbnail presentation:style-name="freeipa_5f_upstream_5f_title-title" draw:layer="backgroundobjects" svg:width="13.968cm" svg:height="10.476cm" svg:x="3.81cm" svg:y="2.123cm" presentation:class="page"/>
        <draw:frame presentation:style-name="freeipa_5f_upstream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1-08-08T12:00:45</meta:creation-date>
    <dc:language>en-US</dc:language>
    <meta:editing-cycles>84</meta:editing-cycles>
    <meta:editing-duration>P3DT5H29M41S</meta:editing-duration>
    <meta:initial-creator>Brian Gollaher</meta:initial-creator>
    <dc:date>2013-06-05T09:20:58</dc:date>
    <dc:creator>Martin Kosek</dc:cre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